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ParamValues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ParamValues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ParamValues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ParamValues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ParamValues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ParamValuesMap.PortletParamValuesMap( Port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Values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